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fill-color="#ff630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.27cm" svg:x="1cm" svg:y="15.605cm">
          <text:p text:style-name="P1">Mon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605cm" svg:height="1.27cm" svg:x="9.985cm" svg:y="15.605cm">
          <text:p text:style-name="P1">GT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59cm" svg:height="1.27cm" svg:x="1cm" svg:y="13.7cm">
          <text:p text:style-name="P1">GTK#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12.065cm" svg:x="1cm" svg:y="1cm">
          <text:p text:style-name="P1">Tomboy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9cm" svg:height="9.525cm" svg:x="11.16cm" svg:y="2.905cm">
          <text:p text:style-name="P1">Addins</text:p>
          <text:p text:style-name="P1"/>
          <text:p text:style-name="P1"/>
          <text:p text:style-name="P1"/>
          <text:p text:style-name="P1">Tomboy Default Addins</text:p>
          <text:p text:style-name="P1"/>
          <text:p text:style-name="P1"/>
          <text:p text:style-name="P1"/>
          <text:p text:style-name="P1"/>
          <text:p text:style-name="P1">...</text:p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62cm" svg:height="1.27cm" svg:x="11.795cm" svg:y="4.175cm">
          <text:p text:style-name="P1">Task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255cm" svg:height="3.175cm" svg:x="2.27cm" svg:y="3.54cm">
          <text:p text:style-name="P1">Not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3.175cm" svg:x="2.27cm" svg:y="7.985cm">
          <text:p text:style-name="P1">Note Brows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62cm" svg:height="1.27cm" svg:x="11.795cm" svg:y="6.715cm">
          <text:p text:style-name="P1">Backlink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7.62cm" svg:height="1.27cm" svg:x="11.795cm" svg:y="7.985cm">
          <text:p text:style-name="P1">Export to HTML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1.795cm" svg:y1="4.81cm" svg:x2="10.525cm" svg:y2="4.81cm">
          <text:p/>
        </draw:line>
        <draw:line draw:style-name="gr5" draw:text-style-name="P1" draw:layer="layout" svg:x1="11.795cm" svg:y1="4.81cm" svg:x2="10.525cm" svg:y2="7.985cm">
          <text:p/>
        </draw:line>
        <draw:line draw:style-name="gr5" draw:text-style-name="P1" draw:layer="layout" svg:x1="11.795cm" svg:y1="5.445cm" svg:x2="11.79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83caff" draw:fill-gradient-name="Gradient_20_7" draw:fill-hatch-name="Hatch_20_4" draw:fill-image-name="Bitmape_20_5" draw:fill-image-width="0cm" draw:fill-image-height="0cm" draw:textarea-horizontal-align="left" fo:padding-top="0.125cm" fo:padding-bottom="0.125cm" fo:padding-left="0.25cm" fo:padding-right="0.25cm" draw:shadow="visible" draw:shadow-offset-x="0.051cm" draw:shadow-offset-y="0.05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rd Zellweger</meta:initial-creator>
    <meta:creation-date>2010-04-09T15:29:40</meta:creation-date>
    <dc:date>2010-04-09T16:09:50</dc:date>
    <dc:creator>Gerd Zellweger</dc:creator>
    <meta:editing-duration>PT00H08M48S</meta:editing-duration>
    <meta:editing-cycles>1</meta:editing-cycles>
    <meta:document-statistic meta:object-count="13"/>
    <meta:generator>OpenOffice.org/3.2$Unix OpenOffice.org_project/320m12$Build-9483</meta:generator>
  </office:meta>
</office:document-meta>
</file>